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c575" officeooo:paragraph-rsid="000cc575"/>
    </style:style>
    <style:style style:name="P2" style:family="paragraph" style:parent-style-name="Text_20_body">
      <style:text-properties officeooo:paragraph-rsid="000d5af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8ac26" officeooo:paragraph-rsid="000cc575"/>
    </style:style>
    <style:style style:name="P5" style:family="paragraph" style:parent-style-name="Text_20_body">
      <style:text-properties officeooo:paragraph-rsid="0012b7f2"/>
    </style:style>
    <style:style style:name="P6" style:family="paragraph" style:parent-style-name="Поле_20_формы">
      <style:text-properties officeooo:paragraph-rsid="000cc575"/>
    </style:style>
    <style:style style:name="P7" style:family="paragraph" style:parent-style-name="Поле_20_формы">
      <style:text-properties officeooo:rsid="000cc575" officeooo:paragraph-rsid="000cc575"/>
    </style:style>
    <style:style style:name="P8" style:family="paragraph" style:parent-style-name="Поле_20_формы">
      <style:text-properties officeooo:rsid="000eda7b" officeooo:paragraph-rsid="000eda7b"/>
    </style:style>
    <style:style style:name="P9" style:family="paragraph" style:parent-style-name="Поле_20_формы">
      <style:text-properties fo:font-size="10pt" officeooo:rsid="000eda7b" officeooo:paragraph-rsid="000eda7b" style:font-size-asian="10pt" style:font-size-complex="10pt"/>
    </style:style>
    <style:style style:name="P10" style:family="paragraph" style:parent-style-name="Поле_20_формы">
      <style:text-properties officeooo:paragraph-rsid="0012f6fd"/>
    </style:style>
    <style:style style:name="P11" style:family="paragraph" style:parent-style-name="Поле_20_формы">
      <style:text-properties officeooo:paragraph-rsid="0013924b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paragraph-rsid="000cc575"/>
    </style:style>
    <style:style style:name="T1" style:family="text">
      <style:text-properties officeooo:rsid="0008ac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c575" style:font-style-asian="italic" style:font-style-complex="italic"/>
    </style:style>
    <style:style style:name="T4" style:family="text">
      <style:text-properties fo:font-style="italic" officeooo:rsid="0008ac26" style:font-style-asian="italic" style:font-style-complex="italic"/>
    </style:style>
    <style:style style:name="T5" style:family="text">
      <style:text-properties fo:font-style="italic" officeooo:rsid="000d5afe" style:font-style-asian="italic" style:font-style-complex="italic"/>
    </style:style>
    <style:style style:name="T6" style:family="text">
      <style:text-properties fo:font-style="italic" officeooo:rsid="000d5b9f" style:font-style-asian="italic" style:font-style-complex="italic"/>
    </style:style>
    <style:style style:name="T7" style:family="text">
      <style:text-properties fo:font-style="italic" officeooo:rsid="001023b7" style:font-style-asian="italic" style:font-style-complex="italic"/>
    </style:style>
    <style:style style:name="T8" style:family="text">
      <style:text-properties fo:font-style="italic" officeooo:rsid="001113c1" style:font-style-asian="italic" style:font-style-complex="italic"/>
    </style:style>
    <style:style style:name="T9" style:family="text">
      <style:text-properties fo:font-style="italic" officeooo:rsid="001221d4" style:font-style-asian="italic" style:font-style-complex="italic"/>
    </style:style>
    <style:style style:name="T10" style:family="text">
      <style:text-properties fo:font-style="italic" officeooo:rsid="0012b7f2" style:font-style-asian="italic" style:font-style-complex="italic"/>
    </style:style>
    <style:style style:name="T11" style:family="text">
      <style:text-properties fo:font-style="italic" officeooo:rsid="0013924b" style:font-style-asian="italic" style:font-style-complex="italic"/>
    </style:style>
    <style:style style:name="T12" style:family="text">
      <style:text-properties officeooo:rsid="001023b7"/>
    </style:style>
    <style:style style:name="T13" style:family="text">
      <style:text-properties fo:font-weight="bold" officeooo:rsid="0008ac2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ТЗЫВ НАУЧНОГО РУКОВОДИТЕЛЯ ПО РЕЗУЛЬТАТАМ ПЕДАГОГИЧЕСКОЙ ПРАКТИКИ</text:p>
      <text:p text:style-name="Text_20_body"/>
      <text:p text:style-name="P3"><text:span text:style-name="T12">1 </text:span>АСПИРАНТ</text:p>
      <text:p text:style-name="Поле_20_формы"><text:span text:style-name="T12">1.1 </text:span>Фамилия, имя, отчество <text:tab/></text:p>
      <text:p text:style-name="Поле_20_формы"><text:span text:style-name="T12">1.2 </text:span>Направление подготовки/направленность <text:tab/></text:p>
      <text:p text:style-name="Text_20_body"/>
      <text:p text:style-name="P3"><text:span text:style-name="T12">2 </text:span>ЗАНЯТИЕ</text:p>
      <text:p text:style-name="P6"><text:span text:style-name="T12">2.1 </text:span>Дисциплина <text:tab/></text:p>
      <text:p text:style-name="P6"><text:span text:style-name="T12">2.2 </text:span>Группа <text:tab/></text:p>
      <text:p text:style-name="P6"><text:span text:style-name="T12">2.3 </text:span>Тема <text:tab/></text:p>
      <text:p text:style-name="P7"><text:span text:style-name="T12">2.4 </text:span>Дата <text:tab/></text:p>
      <text:p text:style-name="P7"><text:span text:style-name="T12">2.5 </text:span>Тип занятия: <text:span text:style-name="T8">(</text:span><text:span text:style-name="T11">0</text:span><text:span text:style-name="T8">) </text:span><text:span text:style-name="T2">лекция; </text:span><text:span text:style-name="T8">(</text:span><text:span text:style-name="T11">1</text:span><text:span text:style-name="T8">) </text:span><text:span text:style-name="T2">практическое/семинар; </text:span><text:span text:style-name="T8">(</text:span><text:span text:style-name="T11">2</text:span><text:span text:style-name="T8">) </text:span><text:span text:style-name="T2">лабораторное; </text:span><text:span text:style-name="T11">(__)</text:span><text:span text:style-name="T2"> <text:tab/></text:span></text:p>
      <text:p text:style-name="Text_20_body"/>
      <text:p text:style-name="P13"><text:span text:style-name="T13">ОТЗЫВ</text:span></text:p>
      <text:p text:style-name="P4"><text:span text:style-name="T12">3 </text:span>ПОДГОТОВКА</text:p>
      <text:p text:style-name="P5"><text:span text:style-name="T12">3.1 Наличие и структура плана занятия: </text:span><text:span text:style-name="T8">(</text:span><text:span text:style-name="T11">0</text:span><text:span text:style-name="T8">) </text:span><text:span text:style-name="T3">без плана</text:span><text:span text:style-name="T10">; </text:span><text:span text:style-name="T8">(</text:span><text:span text:style-name="T11">1</text:span><text:span text:style-name="T8">) </text:span><text:span text:style-name="T3">размытый план; </text:span><text:span text:style-name="T7">(</text:span><text:span text:style-name="T11">2</text:span><text:span text:style-name="T7">) </text:span><text:span text:style-name="T3">четкий план;</text:span></text:p>
      <text:p text:style-name="P11"><text:span text:style-name="T12">3.2 Соответствие плана текущим разработкам в дисциплине: </text:span><text:span text:style-name="T8">(</text:span><text:span text:style-name="T11">0</text:span><text:span text:style-name="T8">) </text:span><text:span text:style-name="T3">не соответствует; </text:span><text:span text:style-name="T8">(</text:span><text:span text:style-name="T11">1</text:span><text:span text:style-name="T8">)</text:span><text:span text:style-name="T3"> соответствует</text:span><text:span text:style-name="T8"> </text:span><text:span text:style-name="T3">частично; </text:span><text:span text:style-name="T7">(</text:span><text:span text:style-name="T11">2</text:span><text:span text:style-name="T7">) </text:span><text:span text:style-name="T3">соответствует полностью; </text:span><text:span text:style-name="T11">(__) </text:span><text:span text:style-name="T3"><text:tab/><text:tab/></text:span></text:p>
      <text:p text:style-name="P11"><text:span text:style-name="T12">3.3 </text:span>Соответствие <text:span text:style-name="T1">лекции </text:span>стандарту, рабочей программе: <text:span text:style-name="T8">(</text:span><text:span text:style-name="T11">0</text:span><text:span text:style-name="T8">) </text:span><text:span text:style-name="T4">не соответствует; </text:span><text:span text:style-name="T8">(</text:span><text:span text:style-name="T11">1</text:span><text:span text:style-name="T8">) </text:span><text:span text:style-name="T5">соответствует </text:span><text:span text:style-name="T4">частично; </text:span><text:span text:style-name="T8">(</text:span><text:span text:style-name="T11">2</text:span><text:span text:style-name="T8">) </text:span><text:span text:style-name="T4">соответствует полностью; </text:span><text:span text:style-name="T11">(__) </text:span><text:span text:style-name="T4"><text:tab/></text:span><text:tab/></text:p>
      <text:p text:style-name="P1"><text:span text:style-name="T12">4 </text:span>ПРОВЕДЕНИЕ ЗАНЯТИЯ</text:p>
      <text:p text:style-name="P11"><text:span text:style-name="T12">4.1 Использование вспомогательных материалов: </text:span><text:span text:style-name="T7">(</text:span><text:span text:style-name="T10">a</text:span><text:span text:style-name="T7">) </text:span><text:span text:style-name="T5">презентация; </text:span><text:span text:style-name="T8">(</text:span><text:span text:style-name="T10">b</text:span><text:span text:style-name="T8">) </text:span><text:span text:style-name="T5">наглядная демонстрация; </text:span><text:span text:style-name="T8">(</text:span><text:span text:style-name="T10">c</text:span><text:span text:style-name="T8">) </text:span><text:span text:style-name="T5">аудиовизуальные материалы; </text:span><text:span text:style-name="T11">(__) </text:span><text:span text:style-name="T5"><text:tab/></text:span></text:p>
      <text:p text:style-name="P11"><text:span text:style-name="T12">4.2 Использование приемов привлечения внимания: </text:span><text:span text:style-name="T7">(a) </text:span><text:span text:style-name="T5">вопросы; </text:span><text:span text:style-name="T8">(</text:span><text:span text:style-name="T10">b</text:span><text:span text:style-name="T8">) </text:span><text:span text:style-name="T5">паузы; </text:span><text:span text:style-name="T8">(</text:span><text:span text:style-name="T10">c</text:span><text:span text:style-name="T8">) </text:span><text:span text:style-name="T5">отступления; </text:span><text:span text:style-name="T8">(</text:span><text:span text:style-name="T10">d</text:span><text:span text:style-name="T8">) </text:span><text:span text:style-name="T5">откладывание; </text:span><text:span text:style-name="T8">(</text:span><text:span text:style-name="T10">e</text:span><text:span text:style-name="T8">) </text:span><text:span text:style-name="T5">связь с текущими событиями; </text:span><text:span text:style-name="T11">(__) </text:span><text:span text:style-name="T5"><text:tab/></text:span><text:tab/></text:p>
      <text:p text:style-name="P11"><text:span text:style-name="T12">4.3 Контакт с аудиторией: </text:span><text:span text:style-name="T8">(</text:span><text:span text:style-name="T11">0</text:span><text:span text:style-name="T8">) </text:span><text:span text:style-name="T5">не вовлекает аудиторию </text:span><text:span text:style-name="T6">в диалог</text:span><text:span text:style-name="T5">; </text:span><text:span text:style-name="T7">(</text:span><text:span text:style-name="T11">1</text:span><text:span text:style-name="T7">) </text:span><text:span text:style-name="T5">вовлекает аудиторию в </text:span><text:span text:style-name="T6">диалог; </text:span><text:span text:style-name="T11">(__) </text:span><text:span text:style-name="T6"><text:tab/></text:span></text:p>
      <text:p text:style-name="P11"><text:span text:style-name="T12">4.4 </text:span>Обратная связь с аудиторией: <text:span text:style-name="T8">(</text:span><text:span text:style-name="T11">0</text:span><text:span text:style-name="T8">) </text:span><text:span text:style-name="T2">не следит за обстановкой; </text:span><text:span text:style-name="T8">(</text:span><text:span text:style-name="T11">1</text:span><text:span text:style-name="T8">) </text:span><text:span text:style-name="T2">следит за обстановкой но не корректирует поведение; </text:span><text:span text:style-name="T8">(</text:span><text:span text:style-name="T11">2</text:span><text:span text:style-name="T8">) </text:span><text:span text:style-name="T2">следит за обстановкой и корректирует поведение;</text:span> <text:span text:style-name="T11">(__) </text:span><text:tab/><text:tab/></text:p>
      <text:p text:style-name="P11"><text:span text:style-name="T12">4.5 </text:span>Ответы на вопросы: <text:span text:style-name="T8">(</text:span><text:span text:style-name="T11">0</text:span><text:span text:style-name="T8">) </text:span><text:span text:style-name="T2">не отвечает на вопросы; </text:span><text:span text:style-name="T8">(</text:span><text:span text:style-name="T11">1</text:span><text:span text:style-name="T8">) </text:span><text:span text:style-name="T2">сжатые; </text:span><text:span text:style-name="T8">(</text:span><text:span text:style-name="T11">2</text:span><text:span text:style-name="T8">) </text:span><text:span text:style-name="T2">развернутые;</text:span> <text:span text:style-name="T11">(__) </text:span><text:tab/></text:p>
      <text:p text:style-name="P2"/>
      <text:p text:style-name="P10"><text:span text:style-name="T12">5 Оценка проведенного занятия: </text:span><text:span text:style-name="T8">(</text:span><text:span text:style-name="T9">2</text:span><text:span text:style-name="T8">) </text:span><text:span text:style-name="T4">неудовлетворительно; </text:span><text:span text:style-name="T8">(</text:span><text:span text:style-name="T9">3</text:span><text:span text:style-name="T8">) </text:span><text:span text:style-name="T4">удовлетворительно; </text:span><text:span text:style-name="T8">(</text:span><text:span text:style-name="T9">4</text:span><text:span text:style-name="T8">) </text:span><text:span text:style-name="T4">хорошо; </text:span><text:span text:style-name="T7">(</text:span><text:span text:style-name="T9">5</text:span><text:span text:style-name="T7">) </text:span><text:span text:style-name="T4">отлично</text:span></text:p>
      <text:p text:style-name="Text_20_body"/>
      <text:p text:style-name="P3"><text:span text:style-name="T12">6 </text:span>РУКОВОДИТЕЛЬ</text:p>
      <text:p text:style-name="Поле_20_формы"><text:span text:style-name="T12">6.1 </text:span>Фамилия, имя, отчество <text:tab/></text:p>
      <text:p text:style-name="Поле_20_формы"><text:span text:style-name="T12">6.2 </text:span>Подпись <text:tab/></text:p>
      <text:p text:style-name="Поле_20_формы"><text:span text:style-name="T12">6.3 </text:span>Дата <text:tab/></text:p>
      <text:p text:style-name="P8"/>
      <text:p text:style-name="P9">Версия формы отзыва: <text:span text:style-name="T2">1.0.0</text:span> <text:span text:style-name="T12">Адрес формы: </text:span><text:span text:style-name="T7">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ле_20_формы" style:display-name="Поле формы" style:family="paragraph" style:parent-style-name="Text_20_body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19:30.032575983</meta:creation-date>
    <meta:generator>LibreOffice/6.2.2.2$Linux_X86_64 LibreOffice_project/20$Build-2</meta:generator>
    <dc:date>2019-05-07T09:53:55.346173311</dc:date>
    <meta:editing-duration>PT32M56S</meta:editing-duration>
    <meta:editing-cycles>11</meta:editing-cycles>
    <meta:document-statistic meta:table-count="0" meta:image-count="0" meta:object-count="0" meta:page-count="1" meta:paragraph-count="27" meta:word-count="207" meta:character-count="1542" meta:non-whitespace-character-count="1324"/>
  </office:meta>
</office:document-meta>
</file>